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938d6" officeooo:paragraph-rsid="001938d6"/>
    </style:style>
    <style:style style:name="P2" style:family="paragraph" style:parent-style-name="Plain_20_Text">
      <style:paragraph-properties fo:margin-left="0cm" fo:margin-right="0cm" fo:margin-top="1cm" fo:margin-bottom="1cm" loext:contextual-spacing="false" fo:text-indent="0cm" style:auto-text-indent="false" style:writing-mode="lr-tb"/>
    </style:style>
    <style:style style:name="P3" style:family="paragraph" style:parent-style-name="Plain_20_Text">
      <style:paragraph-properties fo:margin-left="0cm" fo:margin-right="0cm" fo:margin-top="1cm" fo:margin-bottom="1cm" loext:contextual-spacing="false" fo:text-align="center" style:justify-single-word="false" fo:text-indent="0cm" style:auto-text-indent="false" style:writing-mode="lr-tb"/>
      <style:text-properties style:font-name="Times New Roman" style:text-underline-style="solid" style:text-underline-width="auto" style:text-underline-color="#000000" fo:font-weight="bold" officeooo:paragraph-rsid="001938d6"/>
    </style:style>
    <style:style style:name="P4" style:family="paragraph" style:parent-style-name="Plain_20_Text">
      <loext:graphic-properties draw:fill="solid" draw:fill-color="#ffff00"/>
      <style:paragraph-properties fo:margin-left="0cm" fo:margin-right="0cm" fo:margin-top="1cm" fo:margin-bottom="1cm" loext:contextual-spacing="false" fo:text-align="justify" style:justify-single-word="false" fo:text-indent="0cm" style:auto-text-indent="false" fo:background-color="#ffff00" style:writing-mode="lr-tb">
        <style:tab-stops/>
        <style:drop-cap style:lines="3"/>
      </style:paragraph-properties>
      <style:text-properties officeooo:paragraph-rsid="001938d6"/>
    </style:style>
    <style:style style:name="P5" style:family="paragraph" style:parent-style-name="Plain_20_Text">
      <loext:graphic-properties draw:fill="solid" draw:fill-color="#b2b2b2" draw:opacity="80%"/>
      <style:paragraph-properties fo:margin-left="0cm" fo:margin-right="0cm" fo:margin-top="1cm" fo:margin-bottom="1cm" loext:contextual-spacing="false" fo:text-indent="0cm" style:auto-text-indent="false" fo:background-color="#b2b2b2" style:writing-mode="lr-tb"/>
      <style:text-properties fo:text-transform="uppercase" style:font-name="Arial" fo:font-size="10.5pt" fo:font-style="italic" style:font-size-asian="10.5pt" style:font-name-complex="Courier New1" style:font-size-complex="10.5pt"/>
    </style:style>
    <style:style style:name="P6" style:family="paragraph" style:parent-style-name="Plain_20_Text">
      <style:paragraph-properties fo:margin-left="0cm" fo:margin-right="0cm" fo:margin-top="1cm" fo:margin-bottom="1cm" loext:contextual-spacing="false" fo:text-indent="0cm" style:auto-text-indent="false" style:writing-mode="lr-tb"/>
      <style:text-properties style:text-underline-style="solid" style:text-underline-width="auto" style:text-underline-color="font-color" officeooo:rsid="001c992a" officeooo:paragraph-rsid="001c992a"/>
    </style:style>
    <style:style style:name="P7" style:family="paragraph" style:parent-style-name="Plain_20_Text">
      <loext:graphic-properties draw:fill="solid" draw:fill-color="#00a933"/>
      <style:paragraph-properties fo:margin-left="0cm" fo:margin-right="0cm" fo:margin-top="1cm" fo:margin-bottom="1cm" loext:contextual-spacing="false" fo:text-indent="0cm" style:auto-text-indent="false" fo:background-color="#00a933" style:writing-mode="lr-tb"/>
      <style:text-properties style:text-underline-style="none" officeooo:rsid="001c992a" officeooo:paragraph-rsid="001c992a"/>
    </style:style>
    <style:style style:name="P8" style:family="paragraph" style:parent-style-name="Plain_20_Text">
      <loext:graphic-properties draw:fill="solid" draw:fill-color="#808080" draw:opacity="85%"/>
      <style:paragraph-properties fo:margin-left="0cm" fo:margin-right="0cm" fo:margin-top="1cm" fo:margin-bottom="1cm" loext:contextual-spacing="false" fo:text-indent="0cm" style:auto-text-indent="false" fo:background-color="#808080" style:writing-mode="lr-tb"/>
      <style:text-properties style:text-underline-style="none" officeooo:rsid="001c992a" officeooo:paragraph-rsid="001c992a"/>
    </style:style>
    <style:style style:name="P9" style:family="paragraph" style:parent-style-name="Plain_20_Text">
      <loext:graphic-properties draw:fill="solid" draw:fill-color="#ff0000"/>
      <style:paragraph-properties fo:margin-left="0cm" fo:margin-right="0cm" fo:margin-top="1cm" fo:margin-bottom="1cm" loext:contextual-spacing="false" fo:text-indent="0cm" style:auto-text-indent="false" fo:background-color="#ff0000" style:writing-mode="lr-tb"/>
      <style:text-properties style:text-underline-style="none" officeooo:rsid="001c992a" officeooo:paragraph-rsid="001c992a"/>
    </style:style>
    <style:style style:name="P10" style:family="paragraph" style:parent-style-name="Plain_20_Text">
      <loext:graphic-properties draw:fill="solid" draw:fill-color="#ff0080"/>
      <style:paragraph-properties fo:margin-left="0cm" fo:margin-right="0cm" fo:margin-top="1cm" fo:margin-bottom="1cm" loext:contextual-spacing="false" fo:text-indent="0cm" style:auto-text-indent="false" fo:background-color="#ff0080" style:writing-mode="lr-tb"/>
      <style:text-properties style:text-underline-style="none" officeooo:rsid="001c992a" officeooo:paragraph-rsid="001c992a"/>
    </style:style>
    <style:style style:name="P11" style:family="paragraph" style:parent-style-name="Plain_20_Text">
      <loext:graphic-properties draw:fill="solid" draw:fill-color="#5dc1b9"/>
      <style:paragraph-properties fo:margin-left="0cm" fo:margin-right="0cm" fo:margin-top="1cm" fo:margin-bottom="1cm" loext:contextual-spacing="false" fo:text-indent="0cm" style:auto-text-indent="false" fo:background-color="#5dc1b9" style:writing-mode="lr-tb"/>
      <style:text-properties style:text-underline-style="none" officeooo:rsid="001c992a" officeooo:paragraph-rsid="001c992a"/>
    </style:style>
    <style:style style:name="P12" style:family="paragraph" style:parent-style-name="Plain_20_Text">
      <loext:graphic-properties draw:fill="solid" draw:fill-color="#3faf46"/>
      <style:paragraph-properties fo:margin-left="0cm" fo:margin-right="0cm" fo:margin-top="1cm" fo:margin-bottom="1cm" loext:contextual-spacing="false" fo:text-indent="0cm" style:auto-text-indent="false" fo:background-color="#3faf46" style:writing-mode="lr-tb"/>
      <style:text-properties style:text-underline-style="none" officeooo:rsid="001c992a" officeooo:paragraph-rsid="001c992a"/>
    </style:style>
    <style:style style:name="P13" style:family="paragraph" style:parent-style-name="Plain_20_Text">
      <loext:graphic-properties draw:fill="solid" draw:fill-color="#ffff00"/>
      <style:paragraph-properties fo:margin-left="0cm" fo:margin-right="0cm" fo:margin-top="1cm" fo:margin-bottom="1cm" loext:contextual-spacing="false" fo:text-indent="0cm" style:auto-text-indent="false" fo:background-color="#ffff00" style:writing-mode="lr-tb"/>
      <style:text-properties style:text-underline-style="none" officeooo:rsid="001c992a" officeooo:paragraph-rsid="001c992a"/>
    </style:style>
    <style:style style:name="P14" style:family="paragraph" style:parent-style-name="Plain_20_Text" style:master-page-name="">
      <loext:graphic-properties draw:fill="solid" draw:fill-color="#2a6099"/>
      <style:paragraph-properties fo:margin-left="0cm" fo:margin-right="0cm" fo:margin-top="1cm" fo:margin-bottom="1cm" loext:contextual-spacing="false" fo:text-indent="0cm" style:auto-text-indent="false" style:page-number="auto" fo:background-color="#2a6099" style:writing-mode="lr-tb">
        <style:tab-stops/>
      </style:paragraph-properties>
      <style:text-properties fo:color="#ffffff" style:text-underline-style="none" officeooo:rsid="001c992a" officeooo:paragraph-rsid="001c992a"/>
    </style:style>
    <style:style style:name="P15" style:family="paragraph" style:parent-style-name="Plain_20_Text">
      <loext:graphic-properties draw:fill="solid" draw:fill-color="#ff8000"/>
      <style:paragraph-properties fo:margin-left="0cm" fo:margin-right="0cm" fo:margin-top="1cm" fo:margin-bottom="1cm" loext:contextual-spacing="false" fo:text-indent="0cm" style:auto-text-indent="false" fo:background-color="#ff8000" fo:padding="0.049cm" fo:border="0.06pt solid #000000" style:writing-mode="lr-tb"/>
      <style:text-properties style:text-underline-style="none" officeooo:rsid="001c992a" officeooo:paragraph-rsid="001c992a"/>
    </style:style>
    <style:style style:name="P16" style:family="paragraph" style:parent-style-name="Plain_20_Text">
      <loext:graphic-properties draw:fill="solid" draw:fill-color="#b2b2b2" draw:opacity="80%"/>
      <style:paragraph-properties fo:margin-left="0cm" fo:margin-right="0cm" fo:margin-top="1cm" fo:margin-bottom="1cm" loext:contextual-spacing="false" fo:text-indent="4.001cm" style:auto-text-indent="false" fo:background-color="#b2b2b2" style:writing-mode="lr-tb"/>
      <style:text-properties fo:text-transform="uppercase" style:font-name="Arial" fo:font-style="italic"/>
    </style:style>
    <style:style style:name="P17" style:family="paragraph" style:parent-style-name="Plain_20_Text">
      <style:paragraph-properties fo:margin-left="0cm" fo:margin-right="4.001cm" fo:margin-top="1cm" fo:margin-bottom="1cm" loext:contextual-spacing="false" fo:text-align="end" style:justify-single-word="false" fo:text-indent="0cm" style:auto-text-indent="false" style:border-line-width="0.018cm 0.004cm 0.018cm" fo:padding="0.049cm" fo:border="0.31pt double-thin #000000" style:writing-mode="lr-tb"/>
    </style:style>
    <style:style style:name="P18" style:family="paragraph" style:parent-style-name="Plain_20_Text">
      <style:paragraph-properties fo:margin-left="4.001cm" fo:margin-right="0cm" fo:margin-top="1cm" fo:margin-bottom="1cm" loext:contextual-spacing="false" fo:line-height="150%" fo:text-align="justify" style:justify-single-word="false" fo:text-indent="2cm" style:auto-text-indent="false" style:shadow="#2a6099 0.176cm -0.176cm" style:writing-mode="lr-tb">
        <style:tab-stops/>
      </style:paragraph-properties>
      <style:text-properties officeooo:paragraph-rsid="001c992a"/>
    </style:style>
    <style:style style:name="P19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solid" style:text-underline-width="auto" style:text-underline-color="font-color" officeooo:rsid="001bffd2" officeooo:paragraph-rsid="001bffd2"/>
    </style:style>
    <style:style style:name="P20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solid" style:text-underline-width="auto" style:text-underline-color="font-color" officeooo:rsid="001bffd2" officeooo:paragraph-rsid="001bffd2" style:text-underline-mode="skip-white-space" style:text-overline-mode="skip-white-space" style:text-line-through-mode="skip-white-space"/>
    </style:style>
    <style:style style:name="P21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none" officeooo:rsid="001bffd2" officeooo:paragraph-rsid="001bffd2"/>
    </style:style>
    <style:style style:name="P22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none" officeooo:rsid="001bffd2" officeooo:paragraph-rsid="001bffd2" style:font-relief="embossed"/>
    </style:style>
    <style:style style:name="P23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none" officeooo:rsid="001bffd2" officeooo:paragraph-rsid="001bffd2" style:font-relief="engraved"/>
    </style:style>
    <style:style style:name="P24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none" officeooo:rsid="001bffd2" officeooo:paragraph-rsid="001bffd2" style:text-blinking="true"/>
    </style:style>
    <style:style style:name="P25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none" officeooo:rsid="001bffd2" officeooo:paragraph-rsid="001bffd2" text:display="none"/>
    </style:style>
    <style:style style:name="P26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line-through-style="solid" style:text-line-through-type="single" style:text-underline-style="none" officeooo:rsid="001bffd2" officeooo:paragraph-rsid="001bffd2"/>
    </style:style>
    <style:style style:name="P27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line-through-style="solid" style:text-line-through-type="double" style:text-underline-style="none" officeooo:rsid="001bffd2" officeooo:paragraph-rsid="001bffd2"/>
    </style:style>
    <style:style style:name="P28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position="super 58%" style:text-underline-style="none" officeooo:rsid="001bffd2" officeooo:paragraph-rsid="001bffd2"/>
    </style:style>
    <style:style style:name="P29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position="sub 58%" style:text-underline-style="none" officeooo:rsid="001bffd2" officeooo:paragraph-rsid="001bffd2"/>
    </style:style>
    <style:style style:name="P30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fo:text-shadow="1pt 1pt" style:text-underline-style="none" officeooo:rsid="001bffd2" officeooo:paragraph-rsid="001bffd2"/>
    </style:style>
    <style:style style:name="P31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fo:text-transform="uppercase" style:text-underline-style="none" officeooo:rsid="001bffd2" officeooo:paragraph-rsid="001bffd2"/>
    </style:style>
    <style:style style:name="P32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solid" style:text-underline-width="auto" style:text-underline-color="#00a933" officeooo:rsid="001bffd2" officeooo:paragraph-rsid="001bffd2"/>
    </style:style>
    <style:style style:name="P33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solid" style:text-underline-width="auto" style:text-underline-color="#2a6099" officeooo:rsid="001bffd2" officeooo:paragraph-rsid="001bffd2"/>
    </style:style>
    <style:style style:name="P34" style:family="paragraph" style:parent-style-name="Plain_20_Text">
      <style:paragraph-properties fo:margin-left="0cm" fo:margin-right="0cm" fo:margin-top="1cm" fo:margin-bottom="1cm" loext:contextual-spacing="false" fo:text-indent="0cm" style:auto-text-indent="false" style:shadow="none" style:writing-mode="lr-tb">
        <style:tab-stops/>
      </style:paragraph-properties>
      <style:text-properties style:text-underline-style="solid" style:text-underline-width="auto" style:text-underline-color="#ff0000" officeooo:rsid="001bffd2" officeooo:paragraph-rsid="001bffd2"/>
    </style:style>
    <style:style style:name="P35" style:family="paragraph">
      <style:paragraph-properties style:writing-mode="lr-tb"/>
    </style:style>
    <style:style style:name="P36" style:family="paragraph" style:parent-style-name="Plain_20_Text">
      <style:paragraph-properties style:writing-mode="lr-tb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1938d6" style:font-name-complex="Courier New1"/>
    </style:style>
    <style:style style:name="T3" style:family="text">
      <style:text-properties style:font-name="Courier New" fo:letter-spacing="0.176cm" style:font-name-complex="Courier New1"/>
    </style:style>
    <style:style style:name="T4" style:family="text">
      <style:text-properties style:font-name-complex="Courier New1"/>
    </style:style>
    <style:style style:name="T5" style:family="text">
      <style:text-properties fo:color="#729fcf" style:font-name="Courier New" fo:font-style="italic" style:font-style-asian="italic" style:font-name-complex="Courier New1" style:font-style-complex="italic"/>
    </style:style>
    <style:style style:name="T6" style:family="text">
      <style:text-properties style:text-line-through-style="solid" style:text-line-through-type="double" style:font-name-complex="Courier New1"/>
    </style:style>
    <style:style style:name="T7" style:family="text">
      <style:text-properties style:text-outline="true"/>
    </style:style>
    <style:style style:name="T8" style:family="text">
      <style:text-properties fo:font-variant="small-cap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El ‘copyleft’ y el poder de Internet </text:span></text:p>
      <text:p text:style-name="P4"><text:span text:style-name="T2">S</text:span><text:span text:style-name="T1">e trata de un vídeo realizado en 2010 por la </text:span><text:span text:style-name="T5">Real Sociedad de las Artes británica</text:span><text:span text:style-name="T1"> en el que, sobre la voz en off del discurso de Robinson, los dibujos de Andrew Park van explicando los argumentos con imágenes. De hecho, Germán Doin reconoce la fuerte influencia de Robinson y de este vídeo en los argumentos desplegados en su filme.</text:span></text:p>
      <text:p text:style-name="P2"><text:span text:style-name="T1"/></text:p>
      <text:p text:style-name="P16"><text:span text:style-name="T4">A través de la financiación colectiva vía Internet </text:span><text:span text:style-name="T6">(crowdfunding)</text:span><text:span text:style-name="T4">, “704 coproductores YouTube” han puesto dinero para hacer el documental La educación prohibida, dice el material de prensa de la película. Y añade: “Podrás verla libremente, podrás descargarla, podrás copiarla, podrás reeditarla, podrás acceder a todo el material documental, podrás distribuirla gratuitamente. Disponible en Internet, DVD, Bluray, televisión y cine”. Es decir, que además de verla en YouTube, se puede ver y descargar en la web http://www.educacionprohibida.com/ (o YouTube) y se puede solicitar una copia para proyectarla (en España, esto ya ha ocurrido en varias ciudades, Vigo y Zaragoza, entre otras).</text:span></text:p>
      <text:p text:style-name="P5">Aparte de provocar el debate educativo, el documental tenía otros objetivos: “Nos movía también la idea de que otra forma de hacer cine es posible. Y la del copyleft [que permite la libre distribución y modificación de los contenidos, siempre que se respete la autoría] es una. La lógica es que también se puede proteger la cultura compartiéndola”, asegura el promotor del proyecto y director de la película Germán Doin.</text:p>
      <text:p text:style-name="P17"><text:span text:style-name="T1">Además, el proyecto continúa después del documental, al convertirse en una iniciativa colectiva llamada Red de Educación Viva (</text:span><text:span text:style-name="T3">Reevo</text:span><text:span text:style-name="T1">), que intenta ser una especie de contenedor y difusor de esas otras formas de hacer educación. “Colgaremos y compartiremos las entrevistas enteras con los distintos especialistas”, cuenta el joven director. </text:span></text:p>
      <text:p text:style-name="P36"/>
      <text:p text:style-name="P36"/>
      <text:p text:style-name="P36"/>
      <text:p text:style-name="P18"><text:soft-page-break/><text:span text:style-name="T1"><text:tab/>De hecho, los productos audiovisuales de Youtube, muchas veces difundidos a través de la web, se han convertido en una <text:tab/>poderosísima herramienta para sacar de los ámbitos académicos el debate educativo (como tantos otros) y llevarlo hasta <text:tab/>la población en general, hasta </text:span><text:a xlink:type="simple" xlink:href="https://www.google.es/" text:style-name="Internet_20_link" text:visited-style-name="Visited_20_Internet_20_Link"><text:span text:style-name="T1">210</text:span></text:a><text:span text:style-name="T1">. Si el especialista Richard Gerver saltó a la fama por sus vídeos en YouTube, <text:tab/>también se han hecho enormemente famosos algunos de los protagonizados por Ken Robinson. En especial, ha logrado una <text:tab/>amplia difusión uno en el que sostiene que las escuelas están matando la creatividad de los jóvenes.</text:span></text:p>
      <text:p text:style-name="P19">EJERCICIO 3</text:p>
      <text:p text:style-name="P26">ESTE TEXTO ESTÁ TACHADO</text:p>
      <text:p text:style-name="P27"><text:s/>ESTE TEXTO ESTÁ DOBLE TACHADO</text:p>
      <text:p text:style-name="P28"><text:s/>ESTE TEXTO ESTÁ EN SUPERÍNDICE</text:p>
      <text:p text:style-name="P29"><text:s/>ESTE TEXTO ESTÁ EN SUBÍNDICE</text:p>
      <text:p text:style-name="P30"><text:s/>ESTE TEXTO ESTÁ EN SOMBRA</text:p>
      <text:p text:style-name="P21"><text:s/><text:span text:style-name="T7">ESTE TEXTO ESTÁ EN CONTORNO</text:span></text:p>
      <text:p text:style-name="P22"><text:s/>ESTE TEXTO ESTÁ EN REPUJADO</text:p>
      <text:p text:style-name="P23"><text:s/>ESTE TEXTO ESTÁ BAJORRELIEVE</text:p>
      <text:p text:style-name="P21"><text:soft-page-break/><text:s/><text:span text:style-name="T8">ESTE TEXTO ESTÁ VERSALITA</text:span></text:p>
      <text:p text:style-name="P31"><text:s/>ESTE TEXTO ESTÁ MAYÚSCULA</text:p>
      <text:p text:style-name="P24"><text:s/>ESTE TEXTO ESTÁ INTERMITENTE</text:p>
      <text:p text:style-name="P25"><text:s/>ESTE TEXTO ESTÁ (OCULTO)</text:p>
      <text:p text:style-name="P20"><text:s/>EL ESTILO DE SUBRAYADO DE ESTE TEXTO ES SÓLO PALABRAS</text:p>
      <text:p text:style-name="P32"><text:s/>EL ESTILO DE SUBRAYADO DE ESTE TEXTO ES LÍNEA NORMAL EN COLOR VERDE</text:p>
      <text:p text:style-name="P33"><text:s/>EL ESTILO DE SUBRAYADO DE ESTE TEXTO ES PUNTEADO EN COLOR AZUL</text:p>
      <text:p text:style-name="P34"><text:s/>EL ESTILO DE SUBRAYADO DE ESTE TEXTO ES ONDULADO EN COLOR ROJO </text:p>
      <text:p text:style-name="P6"><text:span text:style-name="T1">EJERCICIO 4</text:span></text:p>
      <text:p text:style-name="P14"><text:span text:style-name="T1">ESTE TEXTO TIENE SOMBREADO AL PÁRRAFO COLOR AZUL Y CARÁCTER COLOR BLANCO</text:span></text:p>
      <text:p text:style-name="P7"><text:span text:style-name="T1"><text:s/>ESTE TEXTO TIENE SOMBREADO AL TEXTO COLOR VERDE.</text:span></text:p>
      <text:p text:style-name="P8"><text:span text:style-name="T1"><text:s/>ESTE TEXTO TIENE SOMBREADO AL PÁRRAFO GRIS 15%</text:span></text:p>
      <text:p text:style-name="P9"><text:span text:style-name="T1"><text:s/>ESTE TEXTO TIENE SOMBREADO ROJO</text:span></text:p>
      <text:p text:style-name="P10"><text:span text:style-name="T1"><text:s/>ESTE TEXTO TIENE SOMBREADO FUCSIA</text:span></text:p>
      <text:p text:style-name="P11"><text:soft-page-break/><text:span text:style-name="T1"><text:s/>ESTE TEXTO TIENE SOMBREADO TURQUESA</text:span></text:p>
      <text:p text:style-name="P12"><text:span text:style-name="T1"><text:s/>ESTE TEXTO TIENE SOMBREADO VERDE CLARO</text:span></text:p>
      <text:p text:style-name="P13"><text:span text:style-name="T1"><text:s/>ESTE TEXTO TIENE SOMBREADO AMARILLO</text:span></text:p>
      <text:p text:style-name="P15"><text:span text:style-name="T1"><text:s/>ESTE TEXTO TIENE SOMBREADO ANARANJADO Y BORDE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938d6" officeooo:paragraph-rsid="001938d6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ime Molina Granado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09:22:08.570000000</meta:creation-date>
    <dc:date>2019-10-01T10:05:58.744000000</dc:date>
    <meta:editing-duration>PT1M55S</meta:editing-duration>
    <meta:editing-cycles>1</meta:editing-cycles>
    <meta:document-statistic meta:table-count="0" meta:image-count="0" meta:object-count="0" meta:page-count="4" meta:paragraph-count="33" meta:word-count="543" meta:character-count="3380" meta:non-whitespace-character-count="2839"/>
    <meta:generator>LibreOffice/6.3.2.2$Windows_X86_64 LibreOffice_project/98b30e735bda24bc04ab42594c85f7fd8be07b9c</meta:generator>
  </office:meta>
</office:document-meta>
</file>